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7dd06"/>
    </style:style>
    <style:style style:name="P2" style:family="paragraph" style:parent-style-name="Standard">
      <style:paragraph-properties fo:text-align="left" style:justify-single-word="false" loext:word-spacing-minimum="75%" loext:word-spacing-maximum="133%"/>
      <style:text-properties officeooo:paragraph-rsid="0017dd06"/>
    </style:style>
    <style:style style:name="P3" style:family="paragraph" style:parent-style-name="Standard">
      <style:text-properties officeooo:paragraph-rsid="0017dd06"/>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text:h>
      <text:p text:style-name="P2"/>
      <text:p text:style-name="P3">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P3">— Прикажете чемоданы внести? Постель постелить, чаю прикажете? — спрашивал камердинер.</text:p>
      <text:p text:style-name="P3">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P3">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 <text:span text:style-name="T1">свернулся</text:span> <text:s/>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P3">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P3">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P3">Слуга его подал ему разрезанную до половины книгу романа в письмах m-mе Suza. <text:span text:style-name="T2">[</text:span><text:span text:style-name="T1"> </text:span><text:s/>мадам Сюза<text:span text:style-name="T2">. ]</text:span><text:span text:style-name="T1"> </text:span><text:s text:c="2"/>Он стал читать о страданиях и добродетельной борьбе какой-то Аmelie de Mansfeld. <text:span text:style-name="T2">[</text:span><text:span text:style-name="T1"> </text:span><text:s/>Амалии Мансфельд<text:span text:style-name="T2">. ]</text:span><text:span text:style-name="T1"> </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text:soft-page-break/>себе Пьер, ничего не придумано. Знать мы можем только то, что ничего не знаем. И это высшая степень человеческой премудрости».</text:p>
      <text:p text:style-name="P3">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P3">—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P3">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P3">Слуга принес назад свой пустой, перевернутый стакан с недокусанным кусочком сахара и спросил, не нужно ли чего.</text:p>
      <text:p text:style-name="P3">—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P3">Пьер чувствовал себя смущенным и хотел отклониться от этого взгляда, но блестящие, старческие глаза неотразимо притягивали его к себе.</text:p>
      <text:p text:style-name="P3"/>
      <text:p text:style-name="P3"/>
      <text:h text:style-name="P1" text:outline-level="3">IV</text:h>
      <text:p text:style-name="P2"/>
      <text:p text:style-name="P3">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text:soft-page-break/>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 <text:span text:style-name="T2">[</text:span><text:span text:style-name="T1"> </text:span><text:s/>так проходит мирская слава<text:span text:style-name="T2">. ]</text:span><text:span text:style-name="T1"> </text:span><text:s/></text:p>
      <text:p text:style-name="P3">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P3">— Он прежде должен получить лопату, — сказал шопотом один из братьев.</text:p>
      <text:p text:style-name="P3">— А! полноте пожалуйста, — сказал другой.</text:p>
      <text:p text:style-name="P3">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P3"><text:soft-page-break/>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P3">«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P3">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P3">Великий мастер стукнул молотком, все сели по местам, и один прочел поучение о необходимости смирения.</text:p>
      <text:p text:style-name="P3">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P3">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P3"/>
      <text:p text:style-name="P3"/>
      <text:h text:style-name="P1" text:outline-level="3">VII</text:h>
      <text:p text:style-name="P2"/>
      <text:p text:style-name="P3">Когда Борис и Анна Павловна вернулись к общему кружку, разговором в нем завладел князь Ипполит.</text:p>
      <text:p text:style-name="P3">Он, выдвинувшись вперед на кресле, сказал: Le Roi de Prusse! <text:span text:style-name="T2">[</text:span><text:span text:style-name="T1"> </text:span><text:s/>Прусский король!<text:span text:style-name="T2">]</text:span><text:span text:style-name="T1"> </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P3"><text:span text:style-name="T3">— C'est l'epee de Frederic le Grand, que je… </text:span><text:span text:style-name="T2">[</text:span><text:span text:style-name="T1"> </text:span><text:s/>Это шпага Фридриха Великого, которую я…<text:span text:style-name="T2">]</text:span><text:span text:style-name="T1"> </text:span><text:s text:c="2"/>— начала было она, но Ипполит перебил ее словами:</text:p>
      <text:p text:style-name="P3">—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P3"><text:span text:style-name="T3">— Voyons a qui en avez vous avec votre Roi de Prusse? </text:span><text:span text:style-name="T2">[</text:span><text:span text:style-name="T1"> </text:span><text:s/>Ну так что ж о прусском короле?<text:span text:style-name="T2">]</text:span><text:span text:style-name="T1"> </text:span><text:s/></text:p>
      <text:p text:style-name="P3">Ипполит засмеялся, как будто ему стыдно было своего смеха.</text:p>
      <text:p text:style-name="P3"><text:span text:style-name="T3">— Non, ce n'est rien, je voulais dire seulement… </text:span><text:span text:style-name="T2">[</text:span><text:span text:style-name="T1"> </text:span><text:s/>Нет, ничего, я только хотел сказать…<text:span text:style-name="T2">]</text:span><text:span text:style-name="T1"> </text:span><text:s text:c="2"/>(Он намерен был повторить шутку, которую он слышал в Вене, и которую он целый вечер собирался поместить.) <text:span text:style-name="T3">Je voulais dire seulement, que nous avons tort de faire la guerre </text:span><text:span text:style-name="T1">р</text:span><text:span text:style-name="T4">our le roi de Prusse.</text:span><text:span text:style-name="T5">[</text:span><text:span text:style-name="T4"> </text:span><text:span text:style-name="T3"><text:s/></text:span>Я только хотел сказать, что мы напрасно воюем <text:span text:style-name="T1">pour le roi de Prusse</text:span> . (Непереводимая игра слов, имеющая значение: «по пустякам».)<text:span text:style-name="T2">]</text:span><text:span text:style-name="T1"> </text:span><text:s/></text:p>
      <text:p text:style-name="P3"><text:soft-page-break/>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P3">— Il est tres mauvais, votre jeu de mot, tres spirituel, mais injuste, — грозя сморщенным пальчиком, сказала Анна Павловна. — Nous ne faisons pas la guerre pour le Roi de Prusse, mais pour les bons principes. Ah, le mechant, ce prince Hippolytel <text:span text:style-name="T2">[</text:span><text:span text:style-name="T1"> </text:span><text:s/>Ваша игра слов не хороша, очень умна, но несправедлива; мы не воюем <text:span text:style-name="T1">pour le roi de Prusse</text:span> <text:s/>(т. e. по пустякам), а за добрые начала. Ах, какой он злой, этот князь Ипполит!<text:span text:style-name="T2">]</text:span><text:span text:style-name="T1"> </text:span><text:s text:c="2"/>— сказала она.</text:p>
      <text:p text:style-name="P3">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P3">— Ведь получил же в прошлом году NN табакерку с портретом, — говорил l'homme a l'esprit profond, <text:span text:style-name="T2">[</text:span><text:span text:style-name="T1"> </text:span><text:s/>человек глубокого ума<text:span text:style-name="T2">, ]</text:span><text:span text:style-name="T1"> </text:span><text:s text:c="2"/>— почему же SS не может получить той же награды?</text:p>
      <text:p text:style-name="P3"><text:span text:style-name="T3">— Je vous demande pardon, une tabatiere avec le portrait de l'Empereur est une recompense, mais point une distinction, — </text:span>сказал<text:span text:style-name="T3"> </text:span>дипломат<text:span text:style-name="T3">, un cadeau plutot. </text:span><text:span text:style-name="T2">[</text:span><text:span text:style-name="T1"> </text:span><text:s/>Извините, табакерка с портретом Императора есть награда, а не отличие; скорее подарок<text:span text:style-name="T2">. ]</text:span><text:span text:style-name="T1"> </text:span><text:s/></text:p>
      <text:p text:style-name="P3"><text:span text:style-name="T3">— Il y eu plutot des antecedents, je vous citerai Schwarzenberg. </text:span><text:span text:style-name="T2">[</text:span><text:span text:style-name="T1"> </text:span><text:s/>Были примеры — Шварценберг<text:span text:style-name="T2">. ]</text:span><text:span text:style-name="T1"> </text:span><text:s/></text:p>
      <text:p text:style-name="P3">— C'est impossible, <text:span text:style-name="T2">[</text:span><text:span text:style-name="T1"> </text:span><text:s/>Это невозможно<text:span text:style-name="T2">, ]</text:span><text:span text:style-name="T1"> </text:span><text:s text:c="2"/>— возразил другой.</text:p>
      <text:p text:style-name="P3">— Пари. <text:span text:style-name="T3">Le grand cordon, c'est different… </text:span><text:span text:style-name="T2">[</text:span><text:span text:style-name="T1"> </text:span><text:s/>Лента — это другое дело…<text:span text:style-name="T2">]</text:span><text:span text:style-name="T1"> </text:span><text:s/></text:p>
      <text:p text:style-name="P3">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P3">—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P3">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 <text:span text:style-name="T2">[</text:span><text:span text:style-name="T1"> </text:span><text:s/>Приезжайте завтра обедать… вечером. Надо, чтоб вы приехали… Приезжайте<text:span text:style-name="T2">. ]</text:span><text:span text:style-name="T1"> </text:span><text:s/></text:p>
      <text:p text:style-name="P3">В этот свой приезд в Петербург Борис сделался близким человеком в доме графини Безуховой.</text:p>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Standard" style:next-style-name="Standard" style:default-outline-level="3" style:list-style-name="" style:class="chapter">
      <style:paragraph-properties fo:text-align="center" style:justify-single-word="false" fo:text-indent="0cm" style:auto-text-indent="false" loext:word-spacing-minimum="75%" loext:word-spacing-maximum="133%"/>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6T19:18:45.514359800</meta:creation-date>
    <dc:date>2026-04-16T19:21:08.778942700</dc:date>
    <meta:editing-duration>PT2M23S</meta:editing-duration>
    <meta:editing-cycles>1</meta:editing-cycles>
    <meta:document-statistic meta:table-count="0" meta:image-count="0" meta:object-count="0" meta:page-count="5" meta:paragraph-count="46" meta:word-count="2807" meta:character-count="17903" meta:non-whitespace-character-count="15050"/>
    <meta:generator>LibreOffice/26.2.1.2$Windows_X86_64 LibreOffice_project/620$Build-2</meta:generator>
  </office:meta>
</office:document-meta>
</file>